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4*"/>
    </style:style>
    <style:style style:name="Tableau1.D" style:family="table-column">
      <style:table-column-properties style:column-width="4.249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cessus</text:p>
      <text:p text:style-name="Standard"/>
      <text:p text:style-name="P1">1)Introduction</text:p>
      <text:p text:style-name="Standard"/>
      <text:p text:style-name="Standard">Définition : Instance d'un programme en cours d'exécution.</text:p>
      <text:p text:style-name="Standard">Processus : code exécutable + des données + état de la machine à un instant donné</text:p>
      <text:p text:style-name="Standard"/>
      <text:p text:style-name="P1">2)Structure interne</text:p>
      <text:p text:style-name="Standard"/>
      <text:p text:style-name="Standard">ps(processus)=code+données+état machine+attributs.</text:p>
      <text:p text:style-name="Standard">Attribut d'un ps :</text:p>
      <text:p text:style-name="Standard">-pid</text:p>
      <text:p text:style-name="Standard">-uid,gid</text:p>
      <text:p text:style-name="Standard">-ppid</text:p>
      <text:p text:style-name="Standard">-référence du fichier exécutable</text:p>
      <text:p text:style-name="Standard">-tty</text:p>
      <text:p text:style-name="Standard">-unmask</text:p>
      <text:p text:style-name="Standard">-état</text:p>
      <text:p text:style-name="Standard">-temps: (temps cpu utilisé : en mode système,en mode utilisateur,somme des modes système des ps fils,somme du mode utilisateurs des ps fils),heure de démarrage,consommation CPU instantanée.</text:p>
      <text:p text:style-name="Standard">-répertoire courant</text:p>
      <text:p text:style-name="Standard"/>
      <text:p text:style-name="Standard">Le système unix est un système multitaches:les processus se partage la ressources ''temps CPU'' :</text:p>
      <text:p text:style-name="Standard">Multitâche préemptif</text:p>
      <text:p text:style-name="Standard">Multitâche non préemptif =&gt; les ps coopèrent (pas de passation de CPU sans I/O)</text:p>
      <text:p text:style-name="Standard"/>
      <text:p text:style-name="Standard">le multitâche préemptif utilise un arbitre tiers qui est le système d'exploitation, pour donner au système d'exploitation la possibilité de reprendre la main =&gt; dispositif matériel : l'horloge, ayant la capacité d'interrompre le CPU.</text:p>
      <text:p text:style-name="Standard"/>
      <text:p text:style-name="Standard">-L'horloge est un mécanisme indispensable pour avoir un système vraiment multitâche.</text:p>
      <text:p text:style-name="Standard"/>
      <text:p text:style-name="Standard">-Notion d'espace d'adressage:Chaque processus à sa propre partie de mémoire, un programme lancé 2 fois en même moment(donc même adresse pour les variables,ex : 1000) marcheront correctement, car c'est la même adresse certe, mais dans la mémoire dédié au processus.</text:p>
      <text:p text:style-name="Standard">On a donc une notion d'espace d'adressage du processus (espace de mémoire réservé à ce processus).</text:p>
      <text:p text:style-name="Standard">Ici 1000 est l'adresse logique, mais on aura 16000 pour le ps1, et 6000 pour le ps2 par exemple(15000 et 5000 étant le début de l'adressage mémoire des ps).</text:p>
      <text:p text:style-name="Standard">MMU(Memory Management Unit)=Support matériel</text:p>
      <text:p text:style-name="Standard">Entre processeur et autre composant, on a généralement 3 bus : bus de données, bus de contrôle,bus d'adressage.</text:p>
      <text:p text:style-name="Standard">En fait,dans le bus d'adressage, il y a le MMU, dans laquel, on met le 15000 et 5000), le processeur envoie le 1000, le MMU le transforme en 16000 ou 5000 etc... qui est l'adresse physique de la mémoire.</text:p>
      <text:p text:style-name="Standard"/>
      <text:p text:style-name="Standard">Lors de la commutation de processus, le système met dans le MMU les nouvelle valeurs de début et la limite de l'adressage mémoire du processus.</text:p>
      <text:p text:style-name="Standard"/>
      <text:p text:style-name="Standard">-Instructions privilégiées.</text:p>
      <text:p text:style-name="Standard"><text:tab/>2 modes d’exécutions construit dans le processeur : mode utilisateur et le mode privilégié/superviseur/système/noyau.</text:p>
      <text:p text:style-name="Standard"><text:soft-page-break/>Le mode utilisateur ,c'est toute les instructions sauf les modifications des registres MMU, accès aux périphérique. Tout ça est réservé au mode superviseur/../ qui peut aussi lancer des instructions normales.</text:p>
      <text:p text:style-name="Standard"/>
      <text:p text:style-name="Standard">Espace d'adressage vu du processus :</text:p>
      <text:p text:style-name="Standard">3 zones :</text:p>
      <text:p text:style-name="Standard">-text:code exécutable.</text:p>
      <text:p text:style-name="Standard">-data:variable globale+chaîne de caractère,variable local static, le tas(tout les malloc).</text:p>
      <text:p text:style-name="Standard">-stack:arguments,adresse de retour,variable locales,sauvegarde des registres en cas de calcul complexe.</text:p>
      <text:p text:style-name="Standard"/>
      <text:p text:style-name="Standard">Dans un fichier exécutable, il y a aussi plusieurs zones :</text:p>
      <text:p text:style-name="Standard">-en-tête</text:p>
      <text:p text:style-name="Standard">-le code</text:p>
      <text:p text:style-name="Standard">-les données initialisées</text:p>
      <text:p text:style-name="Standard">-table des symboles</text:p>
      <text:p text:style-name="Standard">-infos de débug</text:p>
      <text:p text:style-name="Standard"/>
      <text:p text:style-name="Standard">Le code ira dans text.</text:p>
      <text:p text:style-name="Standard">Les données initialisées iront dans en haut de data, les non initialisées(dans l'en-tête) iront après la partie de celle initialisées.</text:p>
      <text:p text:style-name="Standard"/>
      <text:p text:style-name="Standard">Commande pour voir la table des symboles : nm.</text:p>
      <text:p text:style-name="Standard">Nm programme.</text:p>
      <text:p text:style-name="Standard"/>
      <text:p text:style-name="Standard"/>
      <text:p text:style-name="Standard">Un fichier ''core'' est une aide au débogage.</text:p>
      <text:p text:style-name="Standard">Lorsqu'un processus fait une violation de segment(segfault),il génère le fichier core qui contient la mémoire du processus ainsi que les registres du CPU lors du plantage.</text:p>
      <text:p text:style-name="Standard">Autopsie du cadavre avec gdb.</text:p>
      <text:p text:style-name="Standard"/>
      <text:p text:style-name="Standard"/>
      <text:p text:style-name="P1">3)Etats d'un processus</text:p>
      <text:p text:style-name="Standard"/>
      <text:p text:style-name="Standard">Création duprocessus → Etat : prêt à tourner → Election du processus → Etat:Sur le processeur → Demande d'I/O → Etat : En attente d'I/O → Fin de l'I/O → Etat:Prêt à tourner.</text:p>
      <text:p text:style-name="Standard">Quand il est ''Sur le processeur'', il peut demander la fin du processus.</text:p>
      <text:p text:style-name="Standard">Quand le Quantum du processus a expiré, il est mit en ''Prêt à tourné'' et un autre processus est élu.</text:p>
      <text:p text:style-name="Standard"/>
      <text:p text:style-name="Standard">Etat zombie : processus fils terminé, mais dont le père n'a pas encore enregistré la terminaison.</text:p>
      <text:p text:style-name="Standard"/>
      <text:p text:style-name="Standard">Etat ''Stopped'' : Ctrl+Z</text:p>
      <text:p text:style-name="Standard"/>
      <text:p text:style-name="P1">4)Signaux</text:p>
      <text:p text:style-name="P3"/>
      <text:p text:style-name="P3">a)Principte</text:p>
      <text:p text:style-name="P3"/>
      <text:p text:style-name="P3">Abstraction utilisable par les processus de certain événements matériels ou autre.</text:p>
      <text:p text:style-name="P3">Ex:^C =&gt; signal n°2 : Par défaut, la réception d'un signal provoque la terminaison du processus sauf si une fonction à été définir pour ce signal.</text:p>
      <text:p text:style-name="P3"/>
      <text:p text:style-name="P3"/>
      <text:p text:style-name="P3"><text:soft-page-break/>Classification :</text:p>
      <text:p text:style-name="P3">3 types :</text:p>
      <text:p text:style-name="P3">-Evénement extérieurs : déconnexion,^C....</text:p>
      <text:p text:style-name="P3">-Evénement du au programme lui même:segfault,division par 0</text:p>
      <text:p text:style-name="P3">-Evénement sans signification associée.</text:p>
      <text:p text:style-name="P3"/>
      <text:p text:style-name="P3">Exemple : SIGHUP n°1 : déconnexion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Table_20_Contents">Nom</text:p>
          </table:table-cell>
          <table:table-cell table:style-name="Tableau1.A1" office:value-type="string">
            <text:p text:style-name="Table_20_Contents">N°</text:p>
          </table:table-cell>
          <table:table-cell table:style-name="Tableau1.A1" office:value-type="string">
            <text:p text:style-name="Table_20_Contents">Sémantique</text:p>
          </table:table-cell>
          <table:table-cell table:style-name="Tableau1.D1" office:value-type="string">
            <text:p text:style-name="Table_20_Contents">Action par défaut</text:p>
          </table:table-cell>
        </table:table-row>
        <table:table-row>
          <table:table-cell table:style-name="Tableau1.A2" office:value-type="string">
            <text:p text:style-name="Table_20_Contents">SIGHUP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Déconnexion</text:p>
          </table:table-cell>
          <table:table-cell table:style-name="Tableau1.D2" office:value-type="string">
            <text:p text:style-name="Table_20_Contents">Termine le processus</text:p>
          </table:table-cell>
        </table:table-row>
        <table:table-row>
          <table:table-cell table:style-name="Tableau1.A2" office:value-type="string">
            <text:p text:style-name="Table_20_Contents">SIGINT</text:p>
          </table:table-cell>
          <table:table-cell table:style-name="Tableau1.A2" office:value-type="string">
            <text:p text:style-name="Table_20_Contents">2</text:p>
          </table:table-cell>
          <table:table-cell table:style-name="Tableau1.A2" office:value-type="string">
            <text:p text:style-name="Table_20_Contents">^C</text:p>
          </table:table-cell>
          <table:table-cell table:style-name="Tableau1.D2" office:value-type="string">
            <text:p text:style-name="Table_20_Contents">Termine processus</text:p>
          </table:table-cell>
        </table:table-row>
        <table:table-row>
          <table:table-cell table:style-name="Tableau1.A2" office:value-type="string">
            <text:p text:style-name="Table_20_Contents">SIGQUT</text:p>
          </table:table-cell>
          <table:table-cell table:style-name="Tableau1.A2" office:value-type="string">
            <text:p text:style-name="Table_20_Contents">3</text:p>
          </table:table-cell>
          <table:table-cell table:style-name="Tableau1.A2" office:value-type="string">
            <text:p text:style-name="Table_20_Contents">^\</text:p>
          </table:table-cell>
          <table:table-cell table:style-name="Tableau1.D2" office:value-type="string">
            <text:p text:style-name="Table_20_Contents">Termine processus + génére un ''core''</text:p>
          </table:table-cell>
        </table:table-row>
        <table:table-row>
          <table:table-cell table:style-name="Tableau1.A2" office:value-type="string">
            <text:p text:style-name="Table_20_Contents">SIGKILL</text:p>
          </table:table-cell>
          <table:table-cell table:style-name="Tableau1.A2" office:value-type="string">
            <text:p text:style-name="Table_20_Contents">9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>Termine le processus (non modifiable)</text:p>
          </table:table-cell>
        </table:table-row>
        <table:table-row>
          <table:table-cell table:style-name="Tableau1.A2" office:value-type="string">
            <text:p text:style-name="Table_20_Contents">SIGBUS</text:p>
          </table:table-cell>
          <table:table-cell table:style-name="Tableau1.A2" office:value-type="string">
            <text:p text:style-name="Table_20_Contents">10</text:p>
          </table:table-cell>
          <table:table-cell table:style-name="Tableau1.A2" office:value-type="string">
            <text:p text:style-name="Table_20_Contents">Erreur de bus de données</text:p>
          </table:table-cell>
          <table:table-cell table:style-name="Tableau1.D2" office:value-type="string">
            <text:p text:style-name="Table_20_Contents">Termine + core</text:p>
          </table:table-cell>
        </table:table-row>
        <table:table-row>
          <table:table-cell table:style-name="Tableau1.A2" office:value-type="string">
            <text:p text:style-name="Table_20_Contents">SIGSEV</text:p>
          </table:table-cell>
          <table:table-cell table:style-name="Tableau1.A2" office:value-type="string">
            <text:p text:style-name="Table_20_Contents">11</text:p>
          </table:table-cell>
          <table:table-cell table:style-name="Tableau1.A2" office:value-type="string">
            <text:p text:style-name="Table_20_Contents">Violation de segment</text:p>
          </table:table-cell>
          <table:table-cell table:style-name="Tableau1.D2" office:value-type="string">
            <text:p text:style-name="Table_20_Contents">Terminaison + core</text:p>
          </table:table-cell>
        </table:table-row>
        <table:table-row>
          <table:table-cell table:style-name="Tableau1.A2" office:value-type="string">
            <text:p text:style-name="Table_20_Contents">SIGTERM</text:p>
          </table:table-cell>
          <table:table-cell table:style-name="Tableau1.A2" office:value-type="string">
            <text:p text:style-name="Table_20_Contents">15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>Terminaison + core</text:p>
          </table:table-cell>
        </table:table-row>
        <table:table-row>
          <table:table-cell table:style-name="Tableau1.A2" office:value-type="string">
            <text:p text:style-name="Table_20_Contents">SIGWINCH</text:p>
          </table:table-cell>
          <table:table-cell table:style-name="Tableau1.A2" office:value-type="string">
            <text:p text:style-name="Table_20_Contents">28</text:p>
          </table:table-cell>
          <table:table-cell table:style-name="Tableau1.A2" office:value-type="string">
            <text:p text:style-name="Table_20_Contents">Redimensionnement taille fenêtre</text:p>
          </table:table-cell>
          <table:table-cell table:style-name="Tableau1.D2" office:value-type="string">
            <text:p text:style-name="Table_20_Contents">Ignorer</text:p>
          </table:table-cell>
        </table:table-row>
        <table:table-row>
          <table:table-cell table:style-name="Tableau1.A2" office:value-type="string">
            <text:p text:style-name="Table_20_Contents">SIGUSR1</text:p>
          </table:table-cell>
          <table:table-cell table:style-name="Tableau1.A2" office:value-type="string">
            <text:p text:style-name="Table_20_Contents">30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>Terminaison</text:p>
          </table:table-cell>
        </table:table-row>
        <table:table-row>
          <table:table-cell table:style-name="Tableau1.A2" office:value-type="string">
            <text:p text:style-name="Table_20_Contents">SIGUSR2</text:p>
          </table:table-cell>
          <table:table-cell table:style-name="Tableau1.A2" office:value-type="string">
            <text:p text:style-name="Table_20_Contents">31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>Terminaison</text:p>
          </table:table-cell>
        </table:table-row>
      </table:table>
      <text:p text:style-name="P3"/>
      <text:p text:style-name="P3">c)Utilisation en shell</text:p>
      <text:p text:style-name="P3"/>
      <text:p text:style-name="P3">Envoyer un signal : kill -numérosignal pid. Ou bien kill -TERM pid (ou TERM est le nom du signal sans SIG).</text:p>
      <text:p text:style-name="P3"/>
      <text:p text:style-name="P3">Exécuter une action à la réception d'un signal :</text:p>
      <text:p text:style-name="P3">trap action_a_faire_en_cas_de_ce_signal numéro_du_signal</text:p>
      <text:p text:style-name="P3">trap ''rm /tmp/monfichier.$$;exit 0'' 2</text:p>
      <text:p text:style-name="P3">($$ pid du processus).</text:p>
      <text:p text:style-name="P3"/>
      <text:p text:style-name="P1">5)Droits d'exécution d'un processus</text:p>
      <text:p text:style-name="P3"/>
      <text:p text:style-name="P3">Le processus a le droit de l'utilisateur.</text:p>
      <text:p text:style-name="P3">Dans certains cas, il faut une élévation de privilèges.</text:p>
      <text:p text:style-name="P3">Flag : set-user-id-on-exec</text:p>
      <text:p text:style-name="P3"><text:tab/>set-group-id-on-exec</text:p>
      <text:p text:style-name="P3">chown root /bin/passwd</text:p>
      <text:p text:style-name="P3">chmod 04755 /bin/passwd</text:p>
      <text:p text:style-name="P3"/>
      <text:p text:style-name="P3">Le 4 est le flag.</text:p>
      <text:p text:style-name="P3"/>
      <text:p text:style-name="P3">=&gt;Sudo </text:p>
      <text:p text:style-name="P3"/>
      <text:p text:style-name="P3">Petit frère : bit set-group-id-on-exec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agonkill </meta:initial-creator>
    <meta:creation-date>2011-10-21T14:53:45</meta:creation-date>
    <dc:date>2011-11-18T13:41:06</dc:date>
    <dc:creator>Dragonkill </dc:creator>
    <meta:editing-duration>PT2H27M52S</meta:editing-duration>
    <meta:editing-cycles>49</meta:editing-cycles>
    <meta:generator>LibreOffice/3.4$Linux LibreOffice_project/340m1$Build-302</meta:generator>
    <meta:document-statistic meta:table-count="1" meta:image-count="0" meta:object-count="0" meta:page-count="3" meta:paragraph-count="121" meta:word-count="804" meta:character-count="5174" meta:non-whitespace-character-count="4488"/>
  </office:meta>
</office:document-meta>
</file>